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</style:style>
    <style:style style:name="P5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P6" style:family="paragraph" style:parent-style-name="Heading_20_5">
      <style:paragraph-properties fo:margin-left="0cm" fo:margin-right="0cm" fo:margin-top="0cm" fo:margin-bottom="0.397cm" fo:line-height="110%" fo:text-indent="0cm" style:auto-text-indent="false"/>
      <style:text-properties fo:font-variant="normal" fo:text-transform="none" fo:color="#333333" style:font-name="inherit" fo:font-size="10.5pt" fo:letter-spacing="normal" fo:font-style="normal" fo:font-weight="bold"/>
    </style:style>
    <style:style style:name="P7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CTURES DE LA MESSE</text:h>
      <text:section text:style-name="Sect1" text:name="messe1_lecture1">
        <text:h text:style-name="P5" text:outline-level="4">PREMIÈRE LECTURE</text:h>
        <text:h text:style-name="P6" text:outline-level="5">« Il nous est impossible de nous taire sur ce que nous avons vu et entendu » (Ac 4, 13-21)</text:h>
        <text:p text:style-name="P2">Lecture du livre des Actes des Apôtres</text:p>
        <text:p text:style-name="P2">En ces jours-là,<text:line-break/>les chefs du peuple, les Anciens et les scribes<text:line-break/>constataient l’assurance de Pierre et de Jean<text:line-break/>et, se rendant compte que c’était des hommes sans culture<text:line-break/>et de simples particuliers,<text:line-break/>ils étaient surpris ;<text:line-break/>d’autre part, ils reconnaissaient en eux<text:line-break/>ceux qui étaient avec Jésus.<text:line-break/>Mais comme ils voyaient, debout avec eux, l’homme qui avait été guéri,<text:line-break/>ils ne trouvaient rien à redire.<text:line-break/>Après leur avoir ordonné de quitter la salle du Conseil suprême,<text:line-break/>ils se mirent à discuter entre eux.<text:line-break/>Ils disaient :<text:line-break/>« Qu’allons-nous faire de ces gens-là ?<text:line-break/>Il est notoire, en effet, qu’ils ont opéré un miracle ;<text:line-break/>cela fut manifeste pour tous les habitants de Jérusalem,<text:line-break/>et nous ne pouvons pas le nier.<text:line-break/>Mais pour en limiter la diffusion dans le peuple,<text:line-break/>nous allons les menacer<text:line-break/>afin qu’ils ne parlent plus à personne<text:line-break/>en ce nom-là. »<text:line-break/>Ayant rappelé Pierre et Jean,<text:line-break/>ils leur interdirent formellement<text:line-break/>de parler ou d’enseigner au nom de Jésus.<text:line-break/>Ceux-ci leur répliquèrent :<text:line-break/>« Est-il juste devant Dieu de vous écouter,<text:line-break/>plutôt que d’écouter Dieu ?<text:line-break/>À vous de juger.<text:line-break/>Quant à nous, il nous est impossible<text:line-break/>de nous taire sur ce que nous avons vu et entendu. »<text:line-break/>Après de nouvelles menaces, ils les relâchèrent,<text:line-break/>faute d’avoir trouvé le moyen de les punir :<text:line-break/>c’était à cause du peuple,<text:line-break/>car tout le monde rendait gloire à Dieu<text:line-break/>pour ce qui était arrivé.</text:p>
        <text:p text:style-name="P2"><text:line-break/>– Parole du Seigneur.</text:p>
      </text:section>
      <text:section text:style-name="Sect1" text:name="messe1_lecture2">
        <text:h text:style-name="P5" text:outline-level="4">PSAUME</text:h>
        <text:h text:style-name="P6" text:outline-level="5">(117 (118), 1.14-15ab, 16-18, 19-21)</text:h>
        <text:p text:style-name="P4"><text:span text:style-name="Strong_20_Emphasis"><text:span text:style-name="T1">R/ Seigneur, je te rends grâce,<text:line-break/></text:span></text:span><text:soft-page-break/><text:span text:style-name="Strong_20_Emphasis"><text:span text:style-name="T1">car tu m’as exaucé.<text:line-break/>ou : Alléluia !</text:span></text:span><text:span text:style-name="T2"> (cf. 117, 21)</text:span></text:p>
        <text:p text:style-name="P2">Rendez grâce au Seigneur : Il est bon !<text:line-break/>Éternel est son amour !<text:line-break/>Ma force et mon chant, c’est le Seigneur ;<text:line-break/>il est pour moi le salut.<text:line-break/>Clameurs de joie et de victoire<text:line-break/>sous les tentes des justes :</text:p>
        <text:p text:style-name="P3"> </text:p>
        <text:p text:style-name="P2">« Le bras du Seigneur se lève,<text:line-break/>le bras du Seigneur est fort ! »<text:line-break/>Non, je ne mourrai pas, je vivrai<text:line-break/>pour annoncer les actions du Seigneur :<text:line-break/>il m’a frappé, le Seigneur, il m’a frappé,<text:line-break/>mais sans me livrer à la mort.</text:p>
        <text:p text:style-name="P3"> </text:p>
        <text:p text:style-name="P2">Ouvrez-moi les portes de justice :<text:line-break/>j’entrerai, je rendrai grâce au Seigneur.<text:line-break/>« C’est ici la porte du Seigneur :<text:line-break/>qu’ils entrent, les justes ! »<text:line-break/>Je te rends grâce car tu m’as exaucé :<text:line-break/>tu es pour moi le salut.</text:p>
      </text:section>
      <text:section text:style-name="Sect1" text:name="messe1_lecture3">
        <text:h text:style-name="P5" text:outline-level="4">ÉVANGILE</text:h>
        <text:h text:style-name="P6" text:outline-level="5">« Allez dans le monde entier. Proclamez l’Évangile » (Mc 16, 9-15)</text:h>
        <text:p text:style-name="P4"><text:span text:style-name="Strong_20_Emphasis"><text:span text:style-name="T1">Alléluia. Alléluia.</text:span></text:span><text:span text:style-name="T2"><text:line-break/>Voici le jour que fit le Seigneur,<text:line-break/>qu’il soit pour nous jour de fête et de joie !<text:line-break/></text:span><text:span text:style-name="Strong_20_Emphasis"><text:span text:style-name="T1">Alléluia.</text:span></text:span></text:p>
        <text:p text:style-name="P1">(Ps 117, 24)</text:p>
        <text:p text:style-name="P2">Évangile de Jésus Christ selon saint Marc</text:p>
        <text:p text:style-name="P2">Ressuscité le matin, le premier jour de la semaine,<text:line-break/>Jésus apparut d’abord à Marie Madeleine,<text:line-break/>de laquelle il avait expulsé sept démons.<text:line-break/>Celle-ci partit annoncer la nouvelle<text:line-break/>à ceux qui, ayant vécu avec lui, s’affligeaient et pleuraient.<text:line-break/>Quand ils entendirent que Jésus était vivant<text:line-break/>et qu’elle l’avait vu,<text:line-break/>ils refusèrent de croire.<text:line-break/>Après cela, il se manifesta sous un autre aspect<text:line-break/>à deux d’entre eux<text:line-break/>qui étaient en chemin pour aller à la campagne.<text:line-break/>Ceux-ci revinrent l’annoncer aux autres,<text:line-break/>qui ne les crurent pas non plus.<text:line-break/>Enfin, il se manifesta aux Onze eux-mêmes<text:line-break/>pendant qu’ils étaient à table :<text:line-break/>il leur reprocha leur manque de foi et la dureté de leurs cœurs<text:line-break/><text:soft-page-break/>parce qu’ils n’avaient pas cru<text:line-break/>ceux qui l’avaient contemplé ressuscité.<text:line-break/>Puis il leur dit :<text:line-break/>« Allez dans le monde entier.<text:line-break/>Proclamez l’Évangile à toute la création. »</text:p>
        <text:p text:style-name="P2"><text:line-break/>– Acclamons la Parole de Dieu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36:59</meta:creation-date>
    <dc:date>2017-03-19T15:38:08</dc:date>
    <dc:creator>Paweł Bielecki</dc:creator>
    <meta:editing-duration>P0D</meta:editing-duration>
    <meta:editing-cycles>1</meta:editing-cycles>
    <meta:document-statistic meta:table-count="0" meta:image-count="0" meta:object-count="0" meta:page-count="3" meta:paragraph-count="21" meta:word-count="612" meta:character-count="3334" meta:non-whitespace-character-count="2737"/>
    <meta:generator>LibreOffice/3.5$Linux_x86 LibreOffice_project/350m1$Build-2</meta:generator>
  </office:meta>
</office:document-meta>
</file>